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nsor BoM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5" office:value-type="string">
            <text:p>TSA P/N</text:p>
          </table:table-cell>
          <table:table-cell table:style-name="ce1" office:value-type="string">
            <text:p>Not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>
            <text:p>C2,6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6" office:value-type="string">
            <text:p>CAP-47U-E25V 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6" office:value-type="string">
            <text:p>DIO-1N4001-SM 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>
            <text:p>J13,14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J13,14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1">
          <table:table-cell office:value-type="string">
            <text:p>M1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9" office:value-type="string">
            <text:p>CON-PHD-SKT-SS </text:p>
          </table:table-cell>
          <table:table-cell table:number-columns-repeated="1020"/>
        </table:table-row>
        <table:table-row table:style-name="ro1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1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1">
          <table:table-cell office:value-type="string">
            <text:p>R2,4,5,6,10</text:p>
          </table:table-cell>
          <table:table-cell office:value-type="float" office:value="4">
            <text:p>4</text:p>
          </table:table-cell>
          <table:table-cell office:value-type="string">
            <text:p>Res SM 3K3 1206</text:p>
          </table:table-cell>
          <table:table-cell table:style-name="ce6" office:value-type="string">
            <text:p>RES-3K3-SM1206 </text:p>
          </table:table-cell>
          <table:table-cell table:number-columns-repeated="1020"/>
        </table:table-row>
        <table:table-row table:style-name="ro1">
          <table:table-cell office:value-type="string">
            <text:p>R3,7,13,14,15,16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1">
          <table:table-cell office:value-type="string">
            <text:p>R9,12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5" office:value-type="string">
            <text:p>TSA P/N</text:p>
          </table:table-cell>
          <table:table-cell table:style-name="ce1" office:value-type="string">
            <text:p>Not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IAS-A,BIAS-B</text:p>
          </table:table-cell>
          <table:table-cell table:style-name="Default"/>
          <table:table-cell/>
          <table:table-cell table:style-name="Default"/>
          <table:table-cell office:value-type="string">
            <text:p>wire link.</text:p>
          </table:table-cell>
          <table:table-cell table:number-columns-repeated="1019"/>
        </table:table-row>
        <table:table-row table:style-name="ro3">
          <table:table-cell office:value-type="string">
            <text:p>C1,3,5,6,8,9</text:p>
          </table:table-cell>
          <table:table-cell/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3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3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6" office:value-type="string">
            <text:p>CAP-1000U-E50V </text:p>
          </table:table-cell>
          <table:table-cell table:number-columns-repeated="1020"/>
        </table:table-row>
        <table:table-row table:style-name="ro3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6" office:value-type="string">
            <text:p>DIO-1N4001-SM </text:p>
          </table:table-cell>
          <table:table-cell table:number-columns-repeated="1020"/>
        </table:table-row>
        <table:table-row table:style-name="ro3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DC Inlet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office:value-type="string">
            <text:p>DB9 RA Male</text:p>
          </table:table-cell>
          <table:table-cell table:style-name="ce8" office:value-type="string">
            <text:p>Part No?</text:p>
          </table:table-cell>
          <table:table-cell office:value-type="string">
            <text:p>M or F</text:p>
          </table:table-cell>
          <table:table-cell table:number-columns-repeated="1019"/>
        </table:table-row>
        <table:table-row table:style-name="ro3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0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1" office:value-type="string">
            <text:p>CON-PHD-DR-40 </text:p>
          </table:table-cell>
          <table:table-cell table:number-columns-repeated="1020"/>
        </table:table-row>
        <table:table-row table:style-name="ro1">
          <table:table-cell office:value-type="string">
            <text:p>J4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5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62</text:p>
          </table:table-cell>
          <table:table-cell office:value-type="float" office:value="1">
            <text:p>1</text:p>
          </table:table-cell>
          <table:table-cell office:value-type="string">
            <text:p>DIN 8 </text:p>
          </table:table-cell>
          <table:table-cell table:style-name="ce8" office:value-type="string">
            <text:p>CON-DIN8-SKTPCB </text:p>
          </table:table-cell>
          <table:table-cell office:value-type="string">
            <text:p>Check P/N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3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>
            <text:p>LK1, TP1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A SMD1206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3">
          <table:table-cell office:value-type="string">
            <text:p>R1,5,6,9,13</text:p>
          </table:table-cell>
          <table:table-cell office:value-type="float" office:value="4">
            <text:p>4</text:p>
          </table:table-cell>
          <table:table-cell office:value-type="string">
            <text:p>Res SM 3K3 1206</text:p>
          </table:table-cell>
          <table:table-cell table:style-name="ce6" office:value-type="string">
            <text:p>RES-3K3-SM1206 </text:p>
          </table:table-cell>
          <table:table-cell table:number-columns-repeated="1020"/>
        </table:table-row>
        <table:table-row table:style-name="ro3">
          <table:table-cell office:value-type="string">
            <text:p>R11,14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3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3">
          <table:table-cell office:value-type="string">
            <text:p>R2,3,4,10,16,17,18</text:p>
          </table:table-cell>
          <table:table-cell/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table:style-name="Default"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3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11" office:value-type="string">
            <text:p>REG-MOD5V </text:p>
          </table:table-cell>
          <table:table-cell table:number-columns-repeated="1020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AX4820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U4</text:p>
          </table:table-cell>
          <table:table-cell/>
          <table:table-cell office:value-type="string">
            <text:p>IS SM STWD100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3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3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3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9" office:value-type="string">
            <text:p>CON-PHD-SKT-SS </text:p>
          </table:table-cell>
          <table:table-cell table:number-columns-repeated="1020"/>
        </table:table-row>
        <table:table-row table:style-name="ro3" table:number-rows-repeated="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'Relay BoM'.A3:'Relay BoM'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8">28/09/2022</text:date>, <text:time>16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09-28T16:18:06.77</dc:date>
    <meta:editing-duration>PT1H45M17S</meta:editing-duration>
    <meta:editing-cycles>3</meta:editing-cycles>
    <meta:generator>OpenOffice/4.1.4$Win32 OpenOffice.org_project/414m5$Build-9788</meta:generator>
    <meta:document-statistic meta:table-count="3" meta:cell-count="253" meta:object-count="0"/>
  </office:meta>
</office:document-meta>
</file>